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374000000EFFFB3F3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331cm"/>
    </style:style>
    <style:style style:name="gr3" style:family="graphic" style:parent-style-name="standard">
      <style:graphic-properties draw:fill="none" draw:fill-color="#ffffff" fo:min-height="0.81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92cm" svg:height="5.009cm" svg:x="1.228cm" svg:y="8.89cm">
          <draw:image xlink:href="Pictures/1000000000000374000000EFFFB3F3CF.png" xlink:type="simple" xlink:show="embed" xlink:actuate="onLoad">
            <text:p text:style-name="P2"/>
          </draw:image>
        </draw:frame>
        <draw:caption draw:style-name="gr2" draw:text-style-name="P3" draw:layer="layout" svg:width="3.177cm" svg:height="1.581cm" svg:x="6.983cm" svg:y="7.944cm" draw:caption-point-x="-3.069cm" draw:caption-point-y="2.847cm">
          <text:p text:style-name="P2"><text:span text:style-name="T1">Menu d'administration des sondages</text:span></text:p>
        </draw:caption>
        <draw:caption draw:style-name="gr3" draw:text-style-name="P3" draw:layer="layout" svg:width="4.447cm" svg:height="1.061cm" svg:x="10.16cm" svg:y="10.795cm" draw:caption-point-x="-3.707cm" draw:caption-point-y="1.267cm">
          <text:p text:style-name="P2"><text:span text:style-name="T1">Liste des sondages disponibles pour ce projet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7:05:53</meta:creation-date>
    <dc:creator>Marc NAZARIAN</dc:creator>
    <dc:date>2006-02-14T18:12:27</dc:date>
    <dc:language>en-US</dc:language>
    <meta:editing-cycles>3</meta:editing-cycles>
    <meta:editing-duration>PT1M55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